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368504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368504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368504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368504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368504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93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2:18:21.960467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16T17:37:58.816256844</dc:date>
    <meta:editing-duration>P2DT2H16M1S</meta:editing-duration>
    <meta:editing-cycles>39</meta:editing-cycles>
    <meta:generator>LibreOffice/24.2.7.2$Linux_X86_64 LibreOffice_project/420$Build-2</meta:generator>
    <meta:document-statistic meta:table-count="1" meta:cell-count="12096" meta:object-count="0"/>
  </office:meta>
</office:document-meta>
</file>